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03mm"/>
    </style:style>
    <style:style style:name="co2" style:family="table-column">
      <style:table-column-properties fo:break-before="auto" style:column-width="59.09mm"/>
    </style:style>
    <style:style style:name="co3" style:family="table-column">
      <style:table-column-properties fo:break-before="auto" style:column-width="78.85mm"/>
    </style:style>
    <style:style style:name="co4" style:family="table-column">
      <style:table-column-properties fo:break-before="auto" style:column-width="51.42mm"/>
    </style:style>
    <style:style style:name="co5" style:family="table-column">
      <style:table-column-properties fo:break-before="auto" style:column-width="60.25mm"/>
    </style:style>
    <style:style style:name="co6" style:family="table-column">
      <style:table-column-properties fo:break-before="auto" style:column-width="45.33mm"/>
    </style:style>
    <style:style style:name="co7" style:family="table-column">
      <style:table-column-properties fo:break-before="auto" style:column-width="48.9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05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3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start" fo:margin-left="0m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start" fo:margin-left="0m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m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#6666ff" style:text-align-source="fix" style:repeat-content="false" fo:border="0.06pt solid #000000"/>
      <style:paragraph-properties fo:text-align="start" fo:margin-left="0m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</style:style>
    <style:style style:name="ce21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27" style:family="table-cell" style:parent-style-name="Default">
      <style:table-cell-properties fo:border-bottom="none" fo:border-left="none" fo:border-right="0.06pt solid #000000" fo:border-top="0.06pt solid #000000"/>
    </style:style>
    <style:style style:name="ce2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29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fo:border-bottom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32" style:family="table-cell" style:parent-style-name="Default">
      <style:table-cell-properties fo:border-bottom="none" fo:border-left="0.06pt solid #000000" fo:border-right="0.06pt solid #000000" fo:border-top="none"/>
    </style:style>
    <style:style style:name="ce3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ce22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2" office:value-type="string" calcext:value-type="string" table:number-columns-spanned="9" table:number-rows-spanned="1">
            <text:p>COMISIONES DE AGENTES</text:p>
          </table:table-cell>
          <table:covered-table-cell table:number-columns-repeated="4" table:style-name="ce11"/>
          <table:covered-table-cell table:number-columns-repeated="2" table:style-name="ce20"/>
          <table:covered-table-cell table:number-columns-repeated="2" table:style-name="ce11"/>
        </table:table-row>
        <table:table-row table:style-name="ro2">
          <table:table-cell/>
          <table:table-cell table:style-name="ce3" office:value-type="string" calcext:value-type="string" table:number-columns-spanned="9" table:number-rows-spanned="1">
            <text:p><text:a xlink:href="relatorio://format_date(data.from_date,%20user.language)%20+%20'%20-%20'%20+%20format_date(data.to_date,%20user.language)" xlink:type="simple">format_date(data.from_date, user.language) + ' - ' + format_date(data.to_date, user.language)</text:a></text:p>
          </table:table-cell>
          <table:covered-table-cell table:style-name="ce12" office:value-type="string" calcext:value-type="string">
            <text:p><text:s/>- </text:p>
          </table:covered-table-cell>
          <table:covered-table-cell table:number-columns-repeated="3" table:style-name="ce12"/>
          <table:covered-table-cell table:number-columns-repeated="2" table:style-name="ce21"/>
          <table:covered-table-cell table:number-columns-repeated="2" table:style-name="ce12"/>
        </table:table-row>
        <table:table-row table:style-name="ro2">
          <table:table-cell table:style-name="ce1" office:value-type="string" calcext:value-type="string">
            <text:p><text:a xlink:href="relatorio://for%20each='record%20in%20records'" xlink:type="simple">for each='record in records'</text:a></text:p>
          </table:table-cell>
          <table:table-cell table:number-columns-repeated="9"/>
        </table:table-row>
        <table:table-row table:style-name="ro3">
          <table:table-cell/>
          <table:table-cell table:style-name="ce4" office:value-type="string" calcext:value-type="string">
            <text:p><text:a xlink:href="relatorio://record.agent.party.name" xlink:type="simple">record.agent.party.name</text:a></text:p>
          </table:table-cell>
          <table:table-cell table:style-name="ce11" table:number-columns-repeated="4"/>
          <table:table-cell table:style-name="ce20" table:number-columns-repeated="2"/>
          <table:table-cell table:style-name="ce27"/>
          <table:table-cell table:style-name="ce34"/>
        </table:table-row>
        <table:table-row table:style-name="ro1">
          <table:table-cell/>
          <table:table-cell table:style-name="ce5" office:value-type="string" calcext:value-type="string">
            <text:p>Comisiones a pagar</text:p>
          </table:table-cell>
          <table:table-cell table:style-name="ce13" table:number-columns-repeated="4"/>
          <table:table-cell table:style-name="ce23" table:number-columns-repeated="2"/>
          <table:table-cell table:style-name="ce28"/>
          <table:table-cell table:style-name="ce34"/>
        </table:table-row>
        <table:table-row table:style-name="ro4">
          <table:table-cell/>
          <table:table-cell table:style-name="ce6" office:value-type="string" calcext:value-type="string">
            <text:p>Cliente</text:p>
          </table:table-cell>
          <table:table-cell table:style-name="ce6" office:value-type="string" calcext:value-type="string">
            <text:p>Factura</text:p>
          </table:table-cell>
          <table:table-cell table:style-name="ce6" office:value-type="string" calcext:value-type="string">
            <text:p>Producto</text:p>
          </table:table-cell>
          <table:table-cell table:style-name="ce6" office:value-type="string" calcext:value-type="string">
            <text:p>Fecha comisión</text:p>
          </table:table-cell>
          <table:table-cell table:style-name="ce6" office:value-type="string" calcext:value-type="string">
            <text:p>Estado de comisión</text:p>
          </table:table-cell>
          <table:table-cell table:style-name="ce6" office:value-type="string" calcext:value-type="string">
            <text:p>Cantidad</text:p>
          </table:table-cell>
          <table:table-cell table:style-name="ce6" office:value-type="string" calcext:value-type="string">
            <text:p>Kilos</text:p>
          </table:table-cell>
          <table:table-cell table:style-name="ce29" office:value-type="string" calcext:value-type="string">
            <text:p>Comisión</text:p>
          </table:table-cell>
          <table:table-cell/>
        </table:table-row>
        <table:table-row table:style-name="ro4">
          <table:table-cell/>
          <table:table-cell table:style-name="ce7" office:value-type="string" calcext:value-type="string">
            <text:p><text:a xlink:href="relatorio://for%20each='commission%20in%20record.commissions_to_pay'" xlink:type="simple">for each='commission in record.commissions_to_pay'</text:a></text:p>
          </table:table-cell>
          <table:table-cell table:style-name="ce14" table:number-columns-repeated="4"/>
          <table:table-cell table:style-name="ce24" table:number-columns-repeated="2"/>
          <table:table-cell table:style-name="ce30"/>
          <table:table-cell table:style-name="ce35"/>
        </table:table-row>
        <table:table-row table:style-name="ro2">
          <table:table-cell/>
          <table:table-cell table:style-name="ce8" office:value-type="string" calcext:value-type="string">
            <text:p><text:a xlink:href="relatorio://commission.origin.invoice.party.rec_name" xlink:type="simple">commission.origin.invoice.party.rec_name</text:a></text:p>
          </table:table-cell>
          <table:table-cell table:style-name="ce8" office:value-type="string" calcext:value-type="string">
            <text:p><text:a xlink:href="relatorio://commission.origin.invoice.number" xlink:type="simple">commission.origin.invoice.number</text:a></text:p>
          </table:table-cell>
          <table:table-cell table:style-name="ce8" office:value-type="string" calcext:value-type="string">
            <text:p><text:a xlink:href="relatorio://commission.origin.product.rec_name" xlink:type="simple">commission.origin.product.rec_name</text:a></text:p>
          </table:table-cell>
          <table:table-cell table:style-name="ce8" office:value-type="string" calcext:value-type="string">
            <text:p><text:a xlink:href="relatorio://format_date(commission.date,%20commission.agent.company.party.lang)" xlink:type="simple">format_date(commission.date, commission.agent.company.party.lang)</text:a></text:p>
          </table:table-cell>
          <table:table-cell table:style-name="ce8" office:value-type="string" calcext:value-type="string">
            <text:p><text:a xlink:href="relatorio://commission.invoice_state.capitalize()" xlink:type="simple">commission.invoice_state.capitalize()</text:a></text:p>
          </table:table-cell>
          <table:table-cell table:style-name="ce25" office:value-type="string" calcext:value-type="string">
            <text:p><text:a xlink:href="relatorio://format_number(commission.origin.manual_quantity,%20commission.origin.invoice.party.lang,%20digits=commission.origin.unit_digits)" xlink:type="simple">format_number(commission.origin.manual_quantity, commission.origin.invoice.party.lang, digits=commission.origin.unit_digits)</text:a></text:p>
          </table:table-cell>
          <table:table-cell table:style-name="ce25" office:value-type="string" calcext:value-type="string">
            <text:p><text:a xlink:href="relatorio://format_number(commission.origin.info_quantity,%20commission.origin.invoice.party.lang,%20digits=commission.origin.info_unit_digits)" xlink:type="simple">format_number(commission.origin.info_quantity, commission.origin.invoice.party.lang, digits=commission.origin.info_unit_digits)</text:a></text:p>
          </table:table-cell>
          <table:table-cell table:style-name="ce31" office:value-type="string" calcext:value-type="string">
            <text:p><text:a xlink:href="relatorio://format_currency(commission.amount,%20commission.agent.company.party.lang,%20currency=commission.currency)" xlink:type="simple">format_currency(commission.amount, commission.agent.company.party.lang, currency=commission.currency)</text:a>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<text:a xlink:href="relatorio:///for" xlink:type="simple">/for</text:a></text:p>
          </table:table-cell>
          <table:table-cell table:style-name="ce15" table:number-columns-repeated="2"/>
          <table:table-cell table:number-columns-repeated="4"/>
          <table:table-cell table:style-name="ce32"/>
          <table:table-cell table:style-name="ce34"/>
        </table:table-row>
        <table:table-row table:style-name="ro2">
          <table:table-cell/>
          <table:table-cell table:style-name="ce7"/>
          <table:table-cell table:style-name="ce15" table:number-columns-repeated="2"/>
          <table:table-cell/>
          <table:table-cell table:style-name="ce18" office:value-type="string" calcext:value-type="string">
            <text:p>Total</text:p>
          </table:table-cell>
          <table:table-cell table:number-columns-repeated="2"/>
          <table:table-cell table:style-name="ce31" office:value-type="string" calcext:value-type="string">
            <text:p><text:a xlink:href="relatorio://format_currency(record.total_amount_to_pay,%20record.agent.company.party.lang,%20currency=record.agent.company.currency)" xlink:type="simple">format_currency(record.total_amount_to_pay, commission.agent.company.party.lang, currency=record.agent.company.currency)</text:a>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omisiones pagadas</text:p>
          </table:table-cell>
          <table:table-cell table:style-name="ce15" table:number-columns-repeated="2"/>
          <table:table-cell table:number-columns-repeated="4"/>
          <table:table-cell table:style-name="ce32"/>
          <table:table-cell table:style-name="ce34"/>
        </table:table-row>
        <table:table-row table:style-name="ro4">
          <table:table-cell/>
          <table:table-cell table:style-name="ce6" office:value-type="string" calcext:value-type="string">
            <text:p>Cliente</text:p>
          </table:table-cell>
          <table:table-cell table:style-name="ce6" office:value-type="string" calcext:value-type="string">
            <text:p>Factura</text:p>
          </table:table-cell>
          <table:table-cell table:style-name="ce6" office:value-type="string" calcext:value-type="string">
            <text:p>Producto</text:p>
          </table:table-cell>
          <table:table-cell table:style-name="ce6" office:value-type="string" calcext:value-type="string">
            <text:p>Fecha comisión</text:p>
          </table:table-cell>
          <table:table-cell table:style-name="ce6" office:value-type="string" calcext:value-type="string">
            <text:p>Estado de comisión</text:p>
          </table:table-cell>
          <table:table-cell table:style-name="ce6" office:value-type="string" calcext:value-type="string">
            <text:p>Cantidad</text:p>
          </table:table-cell>
          <table:table-cell table:style-name="ce6" office:value-type="string" calcext:value-type="string">
            <text:p>Kilos</text:p>
          </table:table-cell>
          <table:table-cell table:style-name="ce29" office:value-type="string" calcext:value-type="string">
            <text:p>Comisión</text:p>
          </table:table-cell>
          <table:table-cell/>
        </table:table-row>
        <table:table-row table:style-name="ro4">
          <table:table-cell/>
          <table:table-cell table:style-name="ce7" office:value-type="string" calcext:value-type="string">
            <text:p><text:a xlink:href="relatorio://for%20each='commission%20in%20record.commissions_paid'" xlink:type="simple">for each='commission in record.commissions_paid'</text:a></text:p>
          </table:table-cell>
          <table:table-cell table:style-name="ce14" table:number-columns-repeated="4"/>
          <table:table-cell table:style-name="ce24" table:number-columns-repeated="2"/>
          <table:table-cell table:style-name="ce30"/>
          <table:table-cell table:style-name="ce35"/>
        </table:table-row>
        <table:table-row table:style-name="ro2">
          <table:table-cell/>
          <table:table-cell table:style-name="ce8" office:value-type="string" calcext:value-type="string">
            <text:p><text:a xlink:href="relatorio://commission.origin.invoice.party.rec_name" xlink:type="simple">commission.origin.invoice.party.rec_name</text:a></text:p>
          </table:table-cell>
          <table:table-cell table:style-name="ce8" office:value-type="string" calcext:value-type="string">
            <text:p><text:a xlink:href="relatorio://commission.origin.invoice.number" xlink:type="simple">commission.origin.invoice.number</text:a></text:p>
          </table:table-cell>
          <table:table-cell table:style-name="ce8" office:value-type="string" calcext:value-type="string">
            <text:p><text:a xlink:href="relatorio://commission.origin.product.rec_name" xlink:type="simple">commission.origin.product.rec_name</text:a></text:p>
          </table:table-cell>
          <table:table-cell table:style-name="ce8" office:value-type="string" calcext:value-type="string">
            <text:p><text:a xlink:href="relatorio://format_date(commission.date,%20commission.agent.company.party.lang)" xlink:type="simple">format_date(commission.date, commission.agent.company.party.lang)</text:a></text:p>
          </table:table-cell>
          <table:table-cell table:style-name="ce8" office:value-type="string" calcext:value-type="string">
            <text:p><text:a xlink:href="relatorio://commission.invoice_state.capitalize()" xlink:type="simple">commission.invoice_state.capitalize()</text:a></text:p>
          </table:table-cell>
          <table:table-cell table:style-name="ce25" office:value-type="string" calcext:value-type="string">
            <text:p><text:a xlink:href="relatorio://format_number(commission.origin.manual_quantity,%20commission.origin.invoice.party.lang,%20digits=commission.origin.unit_digits)" xlink:type="simple">format_number(commission.origin.manual_quantity, commission.origin.invoice.party.lang, digits=commission.origin.unit_digits)</text:a></text:p>
          </table:table-cell>
          <table:table-cell table:style-name="ce25" office:value-type="string" calcext:value-type="string">
            <text:p><text:a xlink:href="relatorio://format_number(commission.origin.info_quantity,%20commission.origin.invoice.party.lang,%20digits=commission.origin.info_unit_digits)" xlink:type="simple">format_number(commission.origin.info_quantity, commission.origin.invoice.party.lang, digits=commission.origin.info_unit_digits)</text:a></text:p>
          </table:table-cell>
          <table:table-cell table:style-name="ce31" office:value-type="string" calcext:value-type="string">
            <text:p><text:a xlink:href="relatorio://format_currency(commission.amount,%20commission.agent.company.party.lang,%20currency=commission.currency)" xlink:type="simple">format_currency(commission.amount, commission.agent.company.party.lang, currency=commission.currency)</text:a>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<text:a xlink:href="relatorio:///for" xlink:type="simple">/for</text:a></text:p>
          </table:table-cell>
          <table:table-cell table:style-name="ce15" table:number-columns-repeated="2"/>
          <table:table-cell table:number-columns-repeated="4"/>
          <table:table-cell table:style-name="ce32"/>
          <table:table-cell table:style-name="ce34"/>
        </table:table-row>
        <table:table-row table:style-name="ro2">
          <table:table-cell/>
          <table:table-cell table:style-name="ce10"/>
          <table:table-cell table:style-name="ce16" table:number-columns-repeated="2"/>
          <table:table-cell table:style-name="ce17"/>
          <table:table-cell table:style-name="ce19" office:value-type="string" calcext:value-type="string">
            <text:p>Total</text:p>
          </table:table-cell>
          <table:table-cell table:style-name="ce26" table:number-columns-repeated="2"/>
          <table:table-cell table:style-name="ce33" office:value-type="string" calcext:value-type="string">
            <text:p><text:a xlink:href="relatorio://format_currency(record.total_amount_paid,%20record.agent.company.party.lang,%20currency=record.agent.company.currency)" xlink:type="simple">format_currency(record.total_amount_paid, commission.agent.company.party.lang, currency=record.agent.company.currency)</text:a>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 calcext:value-type="string">
            <text:p><text:a xlink:href="relatorio:///for" xlink:type="simple">/for</text:a></text:p>
          </table:table-cell>
          <table:table-cell table:number-columns-repeated="9"/>
        </table:table-row>
        <table:table-row table:style-name="ro2" table:number-rows-repeated="1048557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6">
      <number:number number:decimal-places="0" loext:min-decimal-places="0" number:min-integer-digits="4"/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8P0"/>
    </number:currency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0P0"/>
    </number:currency-style>
    <number:number-style style:name="N121P0" style:volatile="true">
      <number:number number:decimal-places="2" loext:min-decimal-places="2" number:min-integer-digits="1"/>
    </number:number-style>
    <number:number-style style:name="N121">
      <style:text-properties fo:color="#ff0000"/>
      <number:text>-</number:text>
      <number:number number:decimal-places="2" loext:min-decimal-places="2" number:min-integer-digits="1"/>
      <style:map style:condition="value()&gt;=0" style:apply-style-name="N121P0"/>
    </number:number-style>
    <number:number-style style:name="N10121P0" style:volatile="true" number:language="en" number:country="US">
      <number:number number:decimal-places="2" loext:min-decimal-places="2" number:min-integer-digits="1"/>
    </number:number-style>
    <number:number-style style:name="N10121" number:language="en" number:country="US">
      <style:text-properties fo:color="#ff0000"/>
      <number:text>-</number:text>
      <number:number number:decimal-places="2" loext:min-decimal-places="2" number:min-integer-digits="1"/>
      <style:map style:condition="value()&gt;=0" style:apply-style-name="N10121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4">00/00/0000</text:date>, <text:time style:data-style-name="N2" text:time-value="17:47:48.2013502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5.2.7.2$Linux_X86_64 LibreOffice_project/20m0$Build-2</meta:generator>
    <dc:date>2019-07-04T18:24:50.844513609</dc:date>
    <meta:editing-duration>PT15H11M57S</meta:editing-duration>
    <meta:editing-cycles>128</meta:editing-cycles>
    <dc:creator>Luciano Rossi</dc:creator>
    <meta:document-statistic meta:table-count="1" meta:cell-count="48" meta:object-count="0"/>
  </office:meta>
</office:document-meta>
</file>